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nes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Flab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Factor</text:p>
          </table:table-cell>
          <table:table-cell office:value-type="float" office:value="0.965" calcext:value-type="float">
            <text:p>0.96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date" office:date-value="2018-04-07" calcext:value-type="date">
            <text:p>07/04/2018</text:p>
          </table:table-cell>
          <table:table-cell table:formula="of:=[.B2] *[.$B$3]" office:value-type="float" office:value="53.075" calcext:value-type="float">
            <text:p>53.075</text:p>
          </table:table-cell>
          <table:table-cell table:formula="of:=[.B5] + [.$B$1]" office:value-type="float" office:value="108.075" calcext:value-type="float">
            <text:p>108.075</text:p>
          </table:table-cell>
        </table:table-row>
        <table:table-row table:style-name="ro1">
          <table:table-cell table:formula="of:=[.A5]+14" office:value-type="date" office:date-value="2018-04-21" calcext:value-type="date">
            <text:p>21/04/2018</text:p>
          </table:table-cell>
          <table:table-cell table:formula="of:=[.B5] *[.$B$3]" office:value-type="float" office:value="51.217375" calcext:value-type="float">
            <text:p>51.217375</text:p>
          </table:table-cell>
          <table:table-cell table:formula="of:=[.B6] + [.$B$1]" office:value-type="float" office:value="106.217375" calcext:value-type="float">
            <text:p>106.217375</text:p>
          </table:table-cell>
        </table:table-row>
        <table:table-row table:style-name="ro1">
          <table:table-cell table:formula="of:=[.A6]+14" office:value-type="date" office:date-value="2018-05-05" calcext:value-type="date">
            <text:p>05/05/2018</text:p>
          </table:table-cell>
          <table:table-cell table:formula="of:=[.B6] *[.$B$3]" office:value-type="float" office:value="49.424766875" calcext:value-type="float">
            <text:p>49.424766875</text:p>
          </table:table-cell>
          <table:table-cell table:formula="of:=[.B7] + [.$B$1]" office:value-type="float" office:value="104.424766875" calcext:value-type="float">
            <text:p>104.424766875</text:p>
          </table:table-cell>
        </table:table-row>
        <table:table-row table:style-name="ro1">
          <table:table-cell table:formula="of:=[.A7]+14" office:value-type="date" office:date-value="2018-05-19" calcext:value-type="date">
            <text:p>19/05/2018</text:p>
          </table:table-cell>
          <table:table-cell table:formula="of:=[.B7] *[.$B$3]" office:value-type="float" office:value="47.694900034375" calcext:value-type="float">
            <text:p>47.694900034375</text:p>
          </table:table-cell>
          <table:table-cell table:formula="of:=[.B8] + [.$B$1]" office:value-type="float" office:value="102.694900034375" calcext:value-type="float">
            <text:p>102.694900034375</text:p>
          </table:table-cell>
        </table:table-row>
        <table:table-row table:style-name="ro1">
          <table:table-cell table:formula="of:=[.A8]+14" office:value-type="date" office:date-value="2018-06-02" calcext:value-type="date">
            <text:p>02/06/2018</text:p>
          </table:table-cell>
          <table:table-cell table:formula="of:=[.B8] *[.$B$3]" office:value-type="float" office:value="46.0255785331719" calcext:value-type="float">
            <text:p>46.0255785331719</text:p>
          </table:table-cell>
          <table:table-cell table:formula="of:=[.B9] + [.$B$1]" office:value-type="float" office:value="101.025578533172" calcext:value-type="float">
            <text:p>101.025578533172</text:p>
          </table:table-cell>
        </table:table-row>
        <table:table-row table:style-name="ro1">
          <table:table-cell table:formula="of:=[.A9]+14" office:value-type="date" office:date-value="2018-06-16" calcext:value-type="date">
            <text:p>16/06/2018</text:p>
          </table:table-cell>
          <table:table-cell table:formula="of:=[.B9] *[.$B$3]" office:value-type="float" office:value="44.4146832845109" calcext:value-type="float">
            <text:p>44.4146832845109</text:p>
          </table:table-cell>
          <table:table-cell table:formula="of:=[.B10] + [.$B$1]" office:value-type="float" office:value="99.4146832845109" calcext:value-type="float">
            <text:p>99.4146832845109</text:p>
          </table:table-cell>
        </table:table-row>
        <table:table-row table:style-name="ro1">
          <table:table-cell table:formula="of:=[.A10]+14" office:value-type="date" office:date-value="2018-06-30" calcext:value-type="date">
            <text:p>30/06/2018</text:p>
          </table:table-cell>
          <table:table-cell table:formula="of:=[.B10] *[.$B$3]" office:value-type="float" office:value="42.860169369553" calcext:value-type="float">
            <text:p>42.860169369553</text:p>
          </table:table-cell>
          <table:table-cell table:formula="of:=[.B11] + [.$B$1]" office:value-type="float" office:value="97.860169369553" calcext:value-type="float">
            <text:p>97.860169369553</text:p>
          </table:table-cell>
        </table:table-row>
        <table:table-row table:style-name="ro1">
          <table:table-cell table:formula="of:=[.A11]+14" office:value-type="date" office:date-value="2018-07-14" calcext:value-type="date">
            <text:p>14/07/2018</text:p>
          </table:table-cell>
          <table:table-cell table:formula="of:=[.B11] *[.$B$3]" office:value-type="float" office:value="41.3600634416186" calcext:value-type="float">
            <text:p>41.3600634416186</text:p>
          </table:table-cell>
          <table:table-cell table:formula="of:=[.B12] + [.$B$1]" office:value-type="float" office:value="96.3600634416186" calcext:value-type="float">
            <text:p>96.3600634416186</text:p>
          </table:table-cell>
        </table:table-row>
        <table:table-row table:style-name="ro1">
          <table:table-cell table:formula="of:=[.A12]+14" office:value-type="date" office:date-value="2018-07-28" calcext:value-type="date">
            <text:p>28/07/2018</text:p>
          </table:table-cell>
          <table:table-cell table:formula="of:=[.B12] *[.$B$3]" office:value-type="float" office:value="39.912461221162" calcext:value-type="float">
            <text:p>39.912461221162</text:p>
          </table:table-cell>
          <table:table-cell table:formula="of:=[.B13] + [.$B$1]" office:value-type="float" office:value="94.912461221162" calcext:value-type="float">
            <text:p>94.912461221162</text:p>
          </table:table-cell>
        </table:table-row>
        <table:table-row table:style-name="ro1">
          <table:table-cell table:formula="of:=[.A13]+14" office:value-type="date" office:date-value="2018-08-11" calcext:value-type="date">
            <text:p>11/08/2018</text:p>
          </table:table-cell>
          <table:table-cell table:formula="of:=[.B13] *[.$B$3]" office:value-type="float" office:value="38.5155250784213" calcext:value-type="float">
            <text:p>38.5155250784213</text:p>
          </table:table-cell>
          <table:table-cell table:formula="of:=[.B14] + [.$B$1]" office:value-type="float" office:value="93.5155250784213" calcext:value-type="float">
            <text:p>93.5155250784213</text:p>
          </table:table-cell>
        </table:table-row>
        <table:table-row table:style-name="ro1">
          <table:table-cell table:formula="of:=[.A14]+14" office:value-type="date" office:date-value="2018-08-25" calcext:value-type="date">
            <text:p>25/08/2018</text:p>
          </table:table-cell>
          <table:table-cell table:formula="of:=[.B14] *[.$B$3]" office:value-type="float" office:value="37.1674817006765" calcext:value-type="float">
            <text:p>37.1674817006765</text:p>
          </table:table-cell>
          <table:table-cell table:formula="of:=[.B15] + [.$B$1]" office:value-type="float" office:value="92.1674817006766" calcext:value-type="float">
            <text:p>92.1674817006766</text:p>
          </table:table-cell>
        </table:table-row>
        <table:table-row table:style-name="ro1">
          <table:table-cell table:formula="of:=[.A15]+14" office:value-type="date" office:date-value="2018-09-08" calcext:value-type="date">
            <text:p>08/09/2018</text:p>
          </table:table-cell>
          <table:table-cell table:formula="of:=[.B15] *[.$B$3]" office:value-type="float" office:value="35.8666198411529" calcext:value-type="float">
            <text:p>35.8666198411529</text:p>
          </table:table-cell>
          <table:table-cell table:formula="of:=[.B16] + [.$B$1]" office:value-type="float" office:value="90.8666198411529" calcext:value-type="float">
            <text:p>90.8666198411529</text:p>
          </table:table-cell>
        </table:table-row>
        <table:table-row table:style-name="ro1">
          <table:table-cell table:formula="of:=[.A16]+14" office:value-type="date" office:date-value="2018-09-22" calcext:value-type="date">
            <text:p>22/09/2018</text:p>
          </table:table-cell>
          <table:table-cell table:formula="of:=[.B16] *[.$B$3]" office:value-type="float" office:value="34.6112881467125" calcext:value-type="float">
            <text:p>34.6112881467125</text:p>
          </table:table-cell>
          <table:table-cell table:formula="of:=[.B17] + [.$B$1]" office:value-type="float" office:value="89.6112881467125" calcext:value-type="float">
            <text:p>89.6112881467125</text:p>
          </table:table-cell>
        </table:table-row>
        <table:table-row table:style-name="ro1">
          <table:table-cell table:formula="of:=[.A17]+14" office:value-type="date" office:date-value="2018-10-06" calcext:value-type="date">
            <text:p>06/10/2018</text:p>
          </table:table-cell>
          <table:table-cell table:formula="of:=[.B17] *[.$B$3]" office:value-type="float" office:value="33.3998930615776" calcext:value-type="float">
            <text:p>33.3998930615776</text:p>
          </table:table-cell>
          <table:table-cell table:formula="of:=[.B18] + [.$B$1]" office:value-type="float" office:value="88.3998930615776" calcext:value-type="float">
            <text:p>88.3998930615776</text:p>
          </table:table-cell>
        </table:table-row>
        <table:table-row table:style-name="ro1">
          <table:table-cell table:formula="of:=[.A18]+14" office:value-type="date" office:date-value="2018-10-20" calcext:value-type="date">
            <text:p>20/10/2018</text:p>
          </table:table-cell>
          <table:table-cell table:formula="of:=[.B18] *[.$B$3]" office:value-type="float" office:value="32.2308968044224" calcext:value-type="float">
            <text:p>32.2308968044224</text:p>
          </table:table-cell>
          <table:table-cell table:formula="of:=[.B19] + [.$B$1]" office:value-type="float" office:value="87.2308968044224" calcext:value-type="float">
            <text:p>87.2308968044224</text:p>
          </table:table-cell>
        </table:table-row>
        <table:table-row table:style-name="ro1">
          <table:table-cell table:formula="of:=[.A19]+14" office:value-type="date" office:date-value="2018-11-03" calcext:value-type="date">
            <text:p>03/11/2018</text:p>
          </table:table-cell>
          <table:table-cell table:formula="of:=[.B19] *[.$B$3]" office:value-type="float" office:value="31.1028154162676" calcext:value-type="float">
            <text:p>31.1028154162676</text:p>
          </table:table-cell>
          <table:table-cell table:formula="of:=[.B20] + [.$B$1]" office:value-type="float" office:value="86.1028154162676" calcext:value-type="float">
            <text:p>86.1028154162676</text:p>
          </table:table-cell>
        </table:table-row>
        <table:table-row table:style-name="ro1">
          <table:table-cell table:formula="of:=[.A20]+14" office:value-type="date" office:date-value="2018-11-17" calcext:value-type="date">
            <text:p>17/11/2018</text:p>
          </table:table-cell>
          <table:table-cell table:formula="of:=[.B20] *[.$B$3]" office:value-type="float" office:value="30.0142168766982" calcext:value-type="float">
            <text:p>30.0142168766982</text:p>
          </table:table-cell>
          <table:table-cell table:formula="of:=[.B21] + [.$B$1]" office:value-type="float" office:value="85.0142168766982" calcext:value-type="float">
            <text:p>85.0142168766982</text:p>
          </table:table-cell>
        </table:table-row>
        <table:table-row table:style-name="ro1">
          <table:table-cell table:formula="of:=[.A21]+14" office:value-type="date" office:date-value="2018-12-01" calcext:value-type="date">
            <text:p>01/12/2018</text:p>
          </table:table-cell>
          <table:table-cell table:formula="of:=[.B21] *[.$B$3]" office:value-type="float" office:value="28.9637192860138" calcext:value-type="float">
            <text:p>28.9637192860138</text:p>
          </table:table-cell>
          <table:table-cell table:formula="of:=[.B22] + [.$B$1]" office:value-type="float" office:value="83.9637192860138" calcext:value-type="float">
            <text:p>83.9637192860138</text:p>
          </table:table-cell>
        </table:table-row>
        <table:table-row table:style-name="ro1" table:number-rows-repeated="104855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5:15:36.867461447</meta:creation-date>
    <dc:date>2018-09-14T15:21:45.324725006</dc:date>
    <meta:editing-duration>PT6M8S</meta:editing-duration>
    <meta:editing-cycles>1</meta:editing-cycles>
    <meta:document-statistic meta:table-count="1" meta:cell-count="60" meta:object-count="0"/>
    <meta:generator>LibreOffice/6.0.3.2$Linux_X86_64 LibreOffice_project/00m0$Build-2</meta:generator>
  </office:meta>
</office:document-meta>
</file>